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для "Абстракция" oop php и обьясни, разные и простые</text:p>
      <text:p text:style-name="Standard">ChatGPT</text:p>
      <text:p text:style-name="P2">ChatGPT</text:p>
      <text:p text:style-name="Text_20_body">Конечно! Вот пять примеров, иллюстрирующих абстракцию в объектно-ориентированном программировании (ООП) на PHP:</text:p>
      <text:list xml:id="list5962592006306047468" text:style-name="L1">
        <text:list-item>
          <text:p text:style-name="P3"><text:span text:style-name="Strong_20_Emphasis">Пример "Фигура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abstract class Shape {</text:span></text:p>
      <text:p text:style-name="Preformatted_20_Text"><text:span text:style-name="Source_20_Text"><text:s text:c="4"/>abstract public function calculateArea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extend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adius) {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calculateArea() {</text:span></text:p>
      <text:p text:style-name="Preformatted_20_Text"><text:span text:style-name="Source_20_Text"><text:s text:c="8"/>return pi() * $this-&gt;radius * $this-&gt;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circle = new Circle(5);</text:span></text:p>
      <text:p text:style-name="P1"><text:span text:style-name="Source_20_Text">echo "Площадь круга: " . $circle-&gt;calculateArea();</text:span></text:p>
      <text:p text:style-name="Text_20_body">Здесь <text:span text:style-name="Source_20_Text">Shape</text:span> - абстрактный класс, который представляет общее понятие фигуры. <text:span text:style-name="Source_20_Text">Circle</text:span> - конкретный класс, представляющий круг. <text:span text:style-name="Source_20_Text">Shape</text:span> абстрактный, так как у него нет конкретной реализации для метода <text:span text:style-name="Source_20_Text">calculateArea()</text:span>, который требуется для каждой конкретной фигуры.</text:p>
      <text:list xml:id="list458542391181533978" text:style-name="L2">
        <text:list-item>
          <text:p text:style-name="P4"><text:span text:style-name="Strong_20_Emphasis">Пример "Транспорт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abstract class Transport {</text:span></text:p>
      <text:p text:style-name="Preformatted_20_Text"><text:span text:style-name="Source_20_Text"><text:s text:c="4"/>abstract public function move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r extends Transport {</text:span></text:p>
      <text:p text:style-name="Preformatted_20_Text"><text:span text:style-name="Source_20_Text"><text:s text:c="4"/>public function move() {</text:span></text:p>
      <text:p text:style-name="Preformatted_20_Text"><text:span text:style-name="Source_20_Text"><text:s text:c="8"/>return "Еду на автомобиле.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car = new Car();</text:span></text:p>
      <text:p text:style-name="P1"><text:span text:style-name="Source_20_Text">echo $car-&gt;move();</text:span></text:p>
      <text:p text:style-name="Text_20_body">В этом примере <text:span text:style-name="Source_20_Text">Transport</text:span> - абстрактный класс, представляющий общее понятие транспорта, и у него есть абстрактный метод <text:span text:style-name="Source_20_Text">move()</text:span>. <text:span text:style-name="Source_20_Text">Car</text:span> - конкретный класс, представляющий автомобиль. Он должен реализовать метод <text:span text:style-name="Source_20_Text">move()</text:span>.</text:p>
      <text:list xml:id="list5876168380281900496" text:style-name="L3">
        <text:list-item>
          <text:p text:style-name="P5"><text:span text:style-name="Strong_20_Emphasis">Пример "Фрукт"</text:span>:</text:p>
        </text:list-item>
      </text:list>
      <text:p text:style-name="Preformatted_20_Text">php</text:p>
      <text:p text:style-name="Preformatted_20_Text">Copy code</text:p>
      <text:p text:style-name="Preformatted_20_Text"><text:soft-page-break/><text:span text:style-name="Source_20_Text">abstract class Fruit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abstract public function getName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Apple extends Fruit {</text:span></text:p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$this-&gt;name = "Яблоко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Name() {</text:span></text:p>
      <text:p text:style-name="Preformatted_20_Text"><text:span text:style-name="Source_20_Text"><text:s text:c="8"/>return $this-&gt;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apple = new Apple();</text:span></text:p>
      <text:p text:style-name="P1"><text:span text:style-name="Source_20_Text">echo "Название фрукта: " . $apple-&gt;getName();</text:span></text:p>
      <text:p text:style-name="Text_20_body">Здесь <text:span text:style-name="Source_20_Text">Fruit</text:span> - абстрактный класс, который представляет общее понятие фрукта. <text:span text:style-name="Source_20_Text">Apple</text:span> - конкретный класс, представляющий яблоко. Класс <text:span text:style-name="Source_20_Text">Fruit</text:span> имеет абстрактный метод <text:span text:style-name="Source_20_Text">getName()</text:span>, который необходимо реализовать в конкретных фруктах.</text:p>
      <text:list xml:id="list7267185804669373975" text:style-name="L4">
        <text:list-item>
          <text:p text:style-name="P6"><text:span text:style-name="Strong_20_Emphasis">Пример "Музыкальный инструмент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abstract class MusicalInstrument {</text:span></text:p>
      <text:p text:style-name="Preformatted_20_Text"><text:span text:style-name="Source_20_Text"><text:s text:c="4"/>abstract public function play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Guitar extends MusicalInstrument {</text:span></text:p>
      <text:p text:style-name="Preformatted_20_Text"><text:span text:style-name="Source_20_Text"><text:s text:c="4"/>public function play() {</text:span></text:p>
      <text:p text:style-name="Preformatted_20_Text"><text:span text:style-name="Source_20_Text"><text:s text:c="8"/>return "Играю на гитаре.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guitar = new Guitar();</text:span></text:p>
      <text:p text:style-name="P1"><text:span text:style-name="Source_20_Text">echo $guitar-&gt;play();</text:span></text:p>
      <text:p text:style-name="Text_20_body">В этом примере <text:span text:style-name="Source_20_Text">MusicalInstrument</text:span> - абстрактный класс, представляющий общее понятие музыкального инструмента, и у него есть абстрактный метод <text:span text:style-name="Source_20_Text">play()</text:span>. <text:span text:style-name="Source_20_Text">Guitar</text:span> - конкретный класс, представляющий гитару. Он должен реализовать метод <text:span text:style-name="Source_20_Text">play()</text:span>.</text:p>
      <text:list xml:id="list633862601215310566" text:style-name="L5">
        <text:list-item>
          <text:p text:style-name="P7"><text:span text:style-name="Strong_20_Emphasis">Пример "Животное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abstract class Animal {</text:span></text:p>
      <text:p text:style-name="Preformatted_20_Text"><text:span text:style-name="Source_20_Text"><text:s text:c="4"/>protected $name;</text:span></text:p>
      <text:p text:style-name="Preformatted_20_Text"/>
      <text:p text:style-name="Preformatted_20_Text"><text:span text:style-name="Source_20_Text"><text:s text:c="4"/>abstract public function makeSound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__construct() {</text:span></text:p>
      <text:p text:style-name="Preformatted_20_Text"><text:span text:style-name="Source_20_Text"><text:s text:c="8"/>$this-&gt;name = "Собака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return "Гав-гав!";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dog = new Dog();</text:span></text:p>
      <text:p text:style-name="P1"><text:span text:style-name="Source_20_Text">echo $dog-&gt;makeSound();</text:span></text:p>
      <text:p text:style-name="Text_20_body">Здесь <text:span text:style-name="Source_20_Text">Animal</text:span> - абстрактный класс, представляющий общее понятие животного. <text:span text:style-name="Source_20_Text">Dog</text:span> - конкретный класс, представляющий собаку. Класс <text:span text:style-name="Source_20_Text">Animal</text:span> имеет абстрактный метод <text:span text:style-name="Source_20_Text">makeSound()</text:span>, который необходимо реализовать в конкретных животных.</text:p>
      <text:p text:style-name="Text_20_body">Абстрактные классы в PHP используются для создания общего интерфейса для группы классов. Они определяют общие методы, но не предоставляют реализацию этих методов. Конкретные классы, наследуя абстрактные, обязаны реализовать все абстрактные метод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3:12:41.21</dc:date>
    <meta:document-statistic meta:table-count="0" meta:image-count="0" meta:object-count="0" meta:page-count="3" meta:paragraph-count="92" meta:word-count="433" meta:character-count="3236"/>
    <dc:creator>Dima Wide</dc:creator>
    <meta:user-defined meta:name="Info 1"/>
    <meta:user-defined meta:name="Info 2"/>
    <meta:user-defined meta:name="Info 3"/>
    <meta:user-defined meta:name="Info 4"/>
  </office:meta>
</office:document-meta>
</file>